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0372" officeooo:paragraph-rsid="00040372"/>
    </style:style>
    <style:style style:name="P2" style:family="paragraph" style:parent-style-name="Standard">
      <style:paragraph-properties fo:text-align="start" style:justify-single-word="false"/>
      <style:text-properties officeooo:rsid="00040372" officeooo:paragraph-rsid="00040372"/>
    </style:style>
    <style:style style:name="P3" style:family="paragraph" style:parent-style-name="Standard">
      <style:paragraph-properties fo:text-align="end" style:justify-single-word="false"/>
      <style:text-properties officeooo:rsid="00040372" officeooo:paragraph-rsid="00040372"/>
    </style:style>
    <style:style style:name="P4" style:family="paragraph" style:parent-style-name="Standard">
      <style:paragraph-properties fo:text-align="start" style:justify-single-word="false"/>
      <style:text-properties officeooo:rsid="000482f2" officeooo:paragraph-rsid="000482f2"/>
    </style:style>
    <style:style style:name="P5" style:family="paragraph" style:parent-style-name="Standard">
      <style:paragraph-properties fo:text-align="center" style:justify-single-word="false"/>
      <style:text-properties officeooo:rsid="000482f2" officeooo:paragraph-rsid="000482f2"/>
    </style:style>
    <style:style style:name="P6" style:family="paragraph" style:parent-style-name="Standard" style:master-page-name="First_20_Page">
      <style:paragraph-properties fo:text-align="start" style:justify-single-word="false" style:page-number="auto"/>
      <style:text-properties officeooo:rsid="00040372" officeooo:paragraph-rsid="00040372"/>
    </style:style>
    <style:style style:name="P7" style:family="paragraph" style:parent-style-name="Standard" style:master-page-name="Standard">
      <style:paragraph-properties fo:text-align="start" style:justify-single-word="false" style:page-number="1" fo:break-before="page"/>
      <style:text-properties officeooo:rsid="000482f2" officeooo:paragraph-rsid="000482f2"/>
    </style:style>
    <style:style style:name="T1" style:family="text">
      <style:text-properties officeooo:rsid="00050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livier NISOLE</text:p>
      <text:p text:style-name="P2">Romain FAILL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rojet n°4 : Gestion d'une bibliothè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ercredi 28 Mai</text:p>
      <text:p text:style-name="P1"><text:soft-page-break/></text:p>
      <text:p text:style-name="P1"/>
      <text:p text:style-name="P1"/>
      <text:p text:style-name="P1">Sommai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ction</text:p>
      <text:p text:style-name="P1"/>
      <text:p text:style-name="P2"/>
      <text:p text:style-name="P4">Les bases de données sont des système permettant le stockage d'information et leurs modification<text:span text:style-name="T1">s</text:span>. Dans le cadre de notre dernier projet de programmation en C, il nous a été demandé de créer en binôme un programme simulant une bibliothèque, et permettant la saisie, l'utilisation et la modification de donnée dans celle-ci. <text:s/><text:span text:style-name="T1">Ainsi, pour présenter notre travail, nous avons séparé notre analyse en deux partie : une description de la base de donnée, avec son fonctionnement et sa génération ; et ensuite une description de son utilisation à travers la bibliothèque virtuelle que nous avons cré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7">I) Fonctionnement de la base de donné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I) Mise en place et utilis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nclus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5:21:11.795000000</meta:creation-date>
    <dc:date>2014-05-27T22:49:48.079000000</dc:date>
    <meta:editing-duration>PT6H42M52S</meta:editing-duration>
    <meta:editing-cycles>1</meta:editing-cycles>
    <meta:generator>LibreOffice/4.1.3.2$Windows_x86 LibreOffice_project/70feb7d99726f064edab4605a8ab840c50ec57a</meta:generator>
    <meta:document-statistic meta:table-count="0" meta:image-count="0" meta:object-count="0" meta:page-count="7" meta:paragraph-count="12" meta:word-count="124" meta:character-count="780" meta:non-whitespace-character-count="661"/>
  </office:meta>
</office:document-meta>
</file>